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fo:letter-spacing="normal" fo:font-weight="bold" style:font-weight-asian="bold" style:font-weight-complex="bold"/>
    </style:style>
    <style:style style:name="P3" style:family="paragraph" style:parent-style-name="Preformatted_20_Text">
      <style:text-properties fo:font-variant="normal" fo:text-transform="none" fo:color="#000000" style:font-name="Courier New" fo:font-size="8.44999980926514pt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000000" style:font-name="Courier New" fo:font-size="8.44999980926514pt" fo:letter-spacing="normal" fo:font-style="normal" fo:font-weight="bold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007fbf" style:font-name="Courier New" fo:font-size="8.44999980926514pt" fo:letter-spacing="normal" fo:font-style="normal" fo:font-weight="normal"/>
    </style:style>
    <style:style style:name="P6" style:family="paragraph" style:parent-style-name="Preformatted_20_Text">
      <style:text-properties fo:font-variant="normal" fo:text-transform="none" fo:color="#007fbf" style:font-name="Courier New" fo:font-size="8.44999980926514pt" fo:letter-spacing="normal" fo:font-style="normal" fo:font-weight="bold" style:font-weight-asian="bold" style:font-weight-complex="bold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Courier New1" fo:font-size="12pt" fo:font-weight="bold" officeooo:rsid="0005fe3c" officeooo:paragraph-rsid="0005fe3c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style:font-name="Courier New1" fo:font-size="12pt" officeooo:rsid="0005fe3c" officeooo:paragraph-rsid="0005fe3c" style:font-size-asian="12pt" style:font-size-complex="12pt"/>
    </style:style>
    <style:style style:name="P10" style:family="paragraph" style:parent-style-name="Preformatted_20_Text">
      <style:paragraph-properties fo:margin-left="0in" fo:margin-right="0in" fo:text-indent="0in" style:auto-text-indent="false" fo:break-before="page"/>
      <style:text-properties style:font-name="Courier New1" fo:font-size="12pt" officeooo:rsid="0005fe3c" officeooo:paragraph-rsid="0005fe3c" style:font-size-asian="12pt" style:font-size-complex="12pt"/>
    </style:style>
    <style:style style:name="P11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Courier New" fo:font-size="8.44999980926514pt" fo:letter-spacing="normal" fo:font-style="normal" fo:font-weight="normal"/>
    </style:style>
    <style:style style:name="T1" style:family="text">
      <style:text-properties style:font-name="Courier New" fo:font-size="8.44999980926514pt" fo:font-style="normal"/>
    </style:style>
    <style:style style:name="T2" style:family="text">
      <style:text-properties style:font-name="Courier New" fo:font-size="8.44999980926514pt" fo:font-style="normal" fo:font-weight="normal"/>
    </style:style>
    <style:style style:name="T3" style:family="text">
      <style:text-properties fo:color="#007fbf"/>
    </style:style>
    <style:style style:name="T4" style:family="text">
      <style:text-properties fo:color="#007fbf" style:font-name="Courier New" fo:font-size="8.44999980926514pt" fo:font-style="normal"/>
    </style:style>
    <style:style style:name="T5" style:family="text">
      <style:text-properties fo:color="#007fbf" style:font-name="Courier New" fo:font-size="8.44999980926514pt" fo:font-style="normal" fo:font-weight="normal"/>
    </style:style>
    <style:style style:name="T6" style:family="text">
      <style:text-properties officeooo:rsid="0004dbe4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LIP, FLOP &amp; FLY • The Blues Brothers</text:p>
      <text:p text:style-name="P9"/>
      <text:p text:style-name="P8"><text:s text:c="8"/>E</text:p>
      <text:p text:style-name="P9">Well now when I get the blues, gonna get me a rockin' chair</text:p>
      <text:p text:style-name="P8"><text:s text:c="9"/>A <text:s text:c="42"/>E</text:p>
      <text:p text:style-name="P9">Well now when I get the blues, gonna get me a rockin' chair</text:p>
      <text:p text:style-name="P8"><text:s text:c="4"/>B <text:s text:c="28"/>A <text:s text:c="19"/>E <text:s text:c="7"/>B</text:p>
      <text:p text:style-name="P9">When the blues overtake me, gonna rock right away from here</text:p>
      <text:p text:style-name="P9"/>
      <text:p text:style-name="P9"><text:s text:c="8"/><text:span text:style-name="T7">E</text:span></text:p>
      <text:p text:style-name="P9">Now when I get lonesome I get on the telephone</text:p>
      <text:p text:style-name="P8"><text:s text:c="4"/>A <text:s text:c="33"/>E</text:p>
      <text:p text:style-name="P9">Now when I get lonesome I get on the telephone</text:p>
      <text:p text:style-name="P8"><text:s text:c="8"/>B <text:s text:c="22"/>A <text:s text:c="16"/>E <text:s text:c="13"/>B</text:p>
      <text:p text:style-name="P9">Well, I call my baby, tell her I'm on my way back home</text:p>
      <text:p text:style-name="P9"/>
      <text:p text:style-name="P8">E</text:p>
      <text:p text:style-name="P9">Well, flip, flop &amp; fly</text:p>
      <text:p text:style-name="P9"/>
      <text:p text:style-name="P9">I don't care if I die</text:p>
      <text:p text:style-name="P8">A</text:p>
      <text:p text:style-name="P9">Flip, flop &amp; fly</text:p>
      <text:p text:style-name="P8"><text:s text:c="18"/>E</text:p>
      <text:p text:style-name="P9">I don't care if I die</text:p>
      <text:p text:style-name="P8">B <text:s text:c="19"/>A <text:s text:c="17"/>E <text:s text:c="22"/>B</text:p>
      <text:p text:style-name="P9">Don't ever leave me, don't ever say goodbye</text:p>
      <text:p text:style-name="P9"/>
      <text:p text:style-name="P8"><text:s text:c="9"/>E</text:p>
      <text:p text:style-name="P9">Give me one last kiss; hold it a long, long time</text:p>
      <text:p text:style-name="P8"><text:s text:c="8"/>A <text:s text:c="34"/>E</text:p>
      <text:p text:style-name="P9">Give me one last kiss; hold it a long, long time</text:p>
      <text:p text:style-name="P8"><text:s text:c="6"/>B <text:s text:c="20"/>A <text:s text:c="22"/>E <text:s text:c="11"/>B</text:p>
      <text:p text:style-name="P9">Well, hold that kiss 'til I feel it in my head like wine</text:p>
      <text:p text:style-name="P9"/>
      <text:p text:style-name="P8">E</text:p>
      <text:p text:style-name="P9">Here come my baby, flashin' a new gold tooth</text:p>
      <text:p text:style-name="P8">A <text:s text:c="37"/>E</text:p>
      <text:p text:style-name="P9">Here come my baby, flashin' a new gold tooth</text:p>
      <text:p text:style-name="P8">B <text:s text:c="27"/>A <text:s text:c="13"/>E <text:s text:c="15"/>B</text:p>
      <text:p text:style-name="P9">She's so small she can mambo in a pay phone booth</text:p>
      <text:p text:style-name="P9"/>
      <text:p text:style-name="P10"/>
      <text:p text:style-name="P8">E</text:p>
      <text:p text:style-name="P9">Well, flip, flop &amp; fly</text:p>
      <text:p text:style-name="P9"/>
      <text:p text:style-name="P9">I don't care if I die</text:p>
      <text:p text:style-name="P8">A</text:p>
      <text:p text:style-name="P9">Flip, flop &amp; fly</text:p>
      <text:p text:style-name="P8"><text:s text:c="18"/>E</text:p>
      <text:p text:style-name="P9">I don't care if I die</text:p>
      <text:p text:style-name="P8">B <text:s text:c="19"/>A <text:s text:c="17"/>E <text:s text:c="14"/>B</text:p>
      <text:p text:style-name="P9">Don't ever leave me, don't ever say goodbye</text:p>
      <text:p text:style-name="P9"/>
      <text:p text:style-name="P8"><text:s text:c="7"/>E</text:p>
      <text:p text:style-name="P9">Like a Mississippi bullfrog sittin' on a hollow stump</text:p>
      <text:p text:style-name="P8"><text:s text:c="8"/>A <text:s text:c="38"/>E</text:p>
      <text:p text:style-name="P9">Like a Mississippi bullfrog sittin' on a hollow stump</text:p>
      <text:p text:style-name="P8"><text:s text:c="7"/>B <text:s text:c="13"/>A <text:s text:c="23"/>E <text:s text:c="10"/>B</text:p>
      <text:p text:style-name="P9">I got so many women I don't know which way to jump</text:p>
      <text:p text:style-name="P9"/>
      <text:p text:style-name="P8">E</text:p>
      <text:p text:style-name="P9">Well, flip, flop &amp; fly</text:p>
      <text:p text:style-name="P9"><text:s text:c="24"/></text:p>
      <text:p text:style-name="P9">I don't care if I die</text:p>
      <text:p text:style-name="P8">A</text:p>
      <text:p text:style-name="P9">Flip, flop &amp; fly</text:p>
      <text:p text:style-name="P8"><text:s text:c="16"/>E</text:p>
      <text:p text:style-name="P9">I don't care if I die</text:p>
      <text:p text:style-name="P8">B <text:s text:c="19"/>A <text:s text:c="17"/>E <text:s text:c="14"/>B</text:p>
      <text:p text:style-name="P9">Don't ever leave me, don't ever say goodb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9:32:04.545864000</meta:creation-date>
    <dc:date>2017-04-24T09:08:34.930383000</dc:date>
    <meta:editing-duration>PT9M46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59" meta:word-count="315" meta:character-count="2022" meta:non-whitespace-character-count="1002"/>
  </office:meta>
</office:document-meta>
</file>